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3" office:value-type="string" calcext:value-type="string">
            <text:p>Mens. 10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1-05" calcext:value-type="date">
            <text:p>05/1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3" office:value-type="string" calcext:value-type="string">
            <text:p>Mens. 1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2-08" calcext:value-type="date">
            <text:p>08/12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3" office:value-type="string" calcext:value-type="string">
            <text:p>Mens. 1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6-01-05" calcext:value-type="date">
            <text:p>05/01/2026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6-01-31" calcext:value-type="date">
            <text:p>31/01/2026</text:p>
          </table:table-cell>
          <table:table-cell table:style-name="ce23" office:value-type="string" calcext:value-type="string">
            <text:p>Mens. 01/2026 (A.C.)</text:p>
          </table:table-cell>
          <table:table-cell table:style-name="ce25" office:value-type="float" office:value="510" calcext:value-type="float">
            <text:p>51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510" calcext:value-type="float">
            <text:p>51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8])" office:value-type="float" office:value="510" calcext:value-type="float">
            <text:p>51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7.454912729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7.4605132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2-02T14:29:47.891583532</dc:date>
    <dc:language>pt-PT</dc:language>
    <meta:editing-cycles>699</meta:editing-cycles>
    <meta:editing-duration>P2DT26M53S</meta:editing-duration>
    <meta:print-date>2023-12-28T12:23:41.575000000</meta:print-date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